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49e" officeooo:paragraph-rsid="0003449e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3449e" officeooo:paragraph-rsid="0003449e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683f6" officeooo:paragraph-rsid="000683f6" style:font-size-asian="14pt" style:font-size-complex="16pt"/>
    </style:style>
    <style:style style:name="P4" style:family="paragraph" style:parent-style-name="Standard">
      <style:text-properties officeooo:rsid="000a204e" officeooo:paragraph-rsid="000a204e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officeooo:rsid="0003449e" officeooo:paragraph-rsid="0003449e" style:font-size-asian="14pt" style:font-size-complex="16pt"/>
    </style:style>
    <style:style style:name="P6" style:family="paragraph" style:parent-style-name="Preformatted_20_Text">
      <style:text-properties fo:font-size="16pt" style:text-underline-style="solid" style:text-underline-width="auto" style:text-underline-color="font-color" officeooo:rsid="000563e3" officeooo:paragraph-rsid="000563e3" style:font-size-asian="14pt" style:font-size-complex="16pt"/>
    </style:style>
    <style:style style:name="P7" style:family="paragraph" style:parent-style-name="Preformatted_20_Text">
      <style:text-properties fo:font-size="16pt" style:text-underline-style="solid" style:text-underline-width="auto" style:text-underline-color="font-color" officeooo:rsid="000683f6" officeooo:paragraph-rsid="000683f6" style:font-size-asian="14pt" style:font-size-complex="16pt"/>
    </style:style>
    <style:style style:name="P8" style:family="paragraph" style:parent-style-name="Preformatted_20_Text">
      <style:text-properties fo:font-size="16pt" style:text-underline-style="none" officeooo:rsid="0003449e" officeooo:paragraph-rsid="0003449e" style:font-size-asian="14pt" style:font-size-complex="16pt"/>
    </style:style>
    <style:style style:name="P9" style:family="paragraph" style:parent-style-name="Preformatted_20_Text">
      <style:text-properties officeooo:rsid="0003449e" officeooo:paragraph-rsid="0003449e"/>
    </style:style>
    <style:style style:name="P10" style:family="paragraph" style:parent-style-name="Preformatted_20_Text">
      <style:text-properties officeooo:rsid="000a204e" officeooo:paragraph-rsid="000a204e"/>
    </style:style>
    <style:style style:name="P11" style:family="paragraph" style:parent-style-name="Preformatted_20_Text">
      <style:text-properties fo:font-variant="normal" fo:text-transform="none" fo:color="#000000" fo:letter-spacing="normal" officeooo:rsid="000a204e" officeooo:paragraph-rsid="000a204e"/>
    </style:style>
    <style:style style:name="P12" style:family="paragraph" style:parent-style-name="Preformatted_20_Text">
      <style:text-properties officeooo:paragraph-rsid="000a43d5"/>
    </style:style>
    <style:style style:name="P13" style:family="paragraph" style:parent-style-name="Preformatted_20_Text">
      <style:paragraph-properties fo:margin-top="0cm" fo:margin-bottom="0.499cm" style:contextual-spacing="false" fo:orphans="2" fo:widows="2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style:font-name="Courier New" fo:font-size="12pt" fo:font-style="normal" fo:font-weight="normal"/>
    </style:style>
    <style:style style:name="T4" style:family="text">
      <style:text-properties fo:font-variant="normal" fo:text-transform="none" fo:color="#711b8d" style:text-line-through-style="none" style:text-line-through-type="none" style:font-name="Courier New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711b8d" style:text-line-through-style="none" style:text-line-through-type="none" style:font-name="Courier New" fo:font-size="12pt" fo:letter-spacing="normal" fo:font-style="normal" fo:font-weight="normal" style:text-blinking="false"/>
    </style:style>
    <style:style style:name="T6" style:family="text">
      <style:text-properties fo:font-variant="normal" fo:text-transform="none" fo:color="#000000" style:font-name="Courier New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Courier New" fo:font-size="12pt" fo:letter-spacing="normal" fo:font-style="normal" fo:font-weight="normal" officeooo:rsid="000a204e"/>
    </style:style>
    <style:style style:name="T8" style:family="text">
      <style:text-properties fo:font-variant="normal" fo:text-transform="none" fo:color="#000000" style:font-name="Courier New" fo:font-size="12pt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ff" style:font-name="Courier New" fo:font-size="12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0000ff" style:font-name="Courier New" fo:font-size="12pt" fo:letter-spacing="normal" fo:font-style="normal" style:text-underline-style="solid" style:text-underline-width="auto" style:text-underline-color="font-color" fo:font-weight="normal" officeooo:rsid="000a2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d </text:span>change directory</text:p>
      <text:p text:style-name="P1"><text:span text:style-name="T1">pwd </text:span>present working directory</text:p>
      <text:p text:style-name="P2">LS <text:span text:style-name="T2"><text:s/>list things</text:span></text:p>
      <text:p text:style-name="P2"><text:span text:style-name="T2">mkdir <text:s/>to make directory</text:span></text:p>
      <text:p text:style-name="P2"><text:span text:style-name="T2">rmdir remove directory</text:span></text:p>
      <text:p text:style-name="P2"><text:span text:style-name="T2">rm remove file</text:span></text:p>
      <text:p text:style-name="P5"><text:a xlink:type="simple" xlink:href="http://ss64.com/bash/df.html"><text:span text:style-name="T4">df</text:span></text:a><text:span text:style-name="T8"> <text:s text:c="6"/>Display free disk space</text:span></text:p>
      <text:p text:style-name="P5"><text:a xlink:type="simple" xlink:href="http://ss64.com/bash/du.html"><text:span text:style-name="T4">du</text:span></text:a><text:span text:style-name="T8"> <text:s text:c="4"/>Estimate file space usage</text:span></text:p>
      <text:p text:style-name="P6"><text:span text:style-name="T8">cp copy things within a directory or to another directory</text:span></text:p>
      <text:p text:style-name="P8"><text:a xlink:type="simple" xlink:href="http://ss64.com/bash/sed.html"><text:span text:style-name="T5">sed</text:span></text:a><text:span text:style-name="T6"> <text:s text:c="5"/>Stream Editor</text:span></text:p>
      <text:p text:style-name="P8"><text:span text:style-name="T6"/></text:p>
      <text:p text:style-name="P3"><text:span text:style-name="T2">cat to show the texts in a file</text:span></text:p>
      <text:p text:style-name="P7"><text:a xlink:type="simple" xlink:href="http://ss64.com/bash/cut.html"><text:span text:style-name="T4">cut</text:span></text:a><text:span text:style-name="T6"> <text:s text:c="5"/>Divide a file into several parts</text:span></text:p>
      <text:p text:style-name="P3"><text:span text:style-name="T2"/></text:p>
      <text:p text:style-name="P9"><text:span text:style-name="T9"><text:s/></text:span><text:a xlink:type="simple" xlink:href="http://ss64.com/bash/awk.html"><text:span text:style-name="T4">awk</text:span></text:a><text:span text:style-name="T6"> <text:s text:c="5"/>Find and Replace text, database sort/validate/index</text:span></text:p>
      <text:p text:style-name="P9"><text:span text:style-name="T9"><text:s/></text:span><text:a xlink:type="simple" xlink:href="http://ss64.com/bash/cat.html"><text:span text:style-name="T4">cat</text:span></text:a><text:span text:style-name="T6"> <text:s text:c="5"/>Concatenate and print (display) the content of files</text:span></text:p>
      <text:p text:style-name="P9"/>
      <text:p text:style-name="P13"><text:span text:style-name="T9"><text:s text:c="2"/></text:span><text:a xlink:type="simple" xlink:href="http://ss64.com/bash/less.html"><text:span text:style-name="T4">less</text:span></text:a><text:span text:style-name="T6"> <text:s text:c="4"/>Display output one screen at a time</text:span></text:p>
      <text:p text:style-name="P9"><text:a xlink:type="simple" xlink:href="http://ss64.com/bash/head.html"><text:span text:style-name="T10">head</text:span></text:a><text:span text:style-name="T6"> <text:s text:c="4"/>Output the first part of file(s)</text:span></text:p>
      <text:p text:style-name="P9"><text:a xlink:type="simple" xlink:href="http://ss64.com/bash/tail.html"><text:span text:style-name="T10">tail</text:span></text:a><text:span text:style-name="T6"> <text:s text:c="4"/>Output the last part of file</text:span></text:p>
      <text:p text:style-name="P9"><text:a xlink:type="simple" xlink:href="http://ss64.com/bash/useradd.html"><text:span text:style-name="T4">useradd</text:span></text:a><text:span text:style-name="T6"> <text:s/>Create new user account</text:span></text:p>
      <text:p text:style-name="P4">deluser delete user account</text:p>
      <text:p text:style-name="P10"><text:a xlink:type="simple" xlink:href="http://ss64.com/bash/grep.html"><text:span text:style-name="T4">grep</text:span></text:a><text:span text:style-name="T6"> <text:s text:c="4"/>Search file(s) for lines that match a given pattern</text:span></text:p>
      <text:p text:style-name="P10"><text:a xlink:type="simple" xlink:href="http://ss64.com/bash/chmod.html"><text:span text:style-name="T10">chmod</text:span></text:a><text:span text:style-name="T6"> <text:s text:c="3"/>Change access permissions</text:span></text:p>
      <text:p text:style-name="P10"><text:a xlink:type="simple" xlink:href="http://ss64.com/bash/chown.html"><text:span text:style-name="T10">chown</text:span></text:a><text:span text:style-name="T6"> <text:s text:c="3"/>Change file owner and group</text:span></text:p>
      <text:p text:style-name="P10"><text:a xlink:type="simple" xlink:href="http://ss64.com/bash/find.html"><text:span text:style-name="T4">find</text:span></text:a><text:span text:style-name="T6"> <text:s text:c="4"/>Search for files that meet a desired criteria</text:span></text:p>
      <text:p text:style-name="P10"><text:a xlink:type="simple" xlink:href="http://ss64.com/bash/pv.html"><text:span text:style-name="T4">pv</text:span></text:a><text:span text:style-name="T6"> <text:s text:c="6"/>Monitor the progress of data through a pipe </text:span></text:p>
      <text:p text:style-name="P10"><text:a xlink:type="simple" xlink:href="http://ss64.com/bash/ps.html"><text:span text:style-name="T4">ps</text:span></text:a><text:span text:style-name="T6"> <text:s text:c="6"/>Process status</text:span></text:p>
      <text:p text:style-name="P11"><text:s/><text:span text:style-name="T3">netstat <text:s/>Networking information</text:span></text:p>
      <text:p text:style-name="P10"><text:span text:style-name="T9"><text:s/></text:span><text:a xlink:type="simple" xlink:href="http://ss64.com/bash/tar.html"><text:span text:style-name="T4">tar</text:span></text:a><text:span text:style-name="T6"> <text:s text:c="5"/>Store, list or extract files in an archive</text:span></text:p>
      <text:p text:style-name="P10"><text:span text:style-name="T9"><text:s/></text:span><text:a xlink:type="simple" xlink:href="http://ss64.com/bash/echo.html"><text:span text:style-name="T4">echo</text:span></text:a><text:span text:style-name="T6"> <text:s text:c="4"/>Display message on screen</text:span></text:p>
      <text:p text:style-name="P10"><text:a xlink:type="simple" xlink:href="http://ss64.com/bash/man.html"><text:span text:style-name="T4">man</text:span></text:a><text:span text:style-name="T6"> <text:s text:c="5"/>Help manual</text:span></text:p>
      <text:p text:style-name="P10"><text:a xlink:type="simple" xlink:href="http://ss64.com/bash/kill.html"><text:span text:style-name="T10">kill</text:span></text:a><text:span text:style-name="T6"> <text:s text:c="4"/>Kill a process by specifying its PID</text:span></text:p>
      <text:p text:style-name="P10"><text:a xlink:type="simple" xlink:href="http://ss64.com/bash/pkill.html"><text:span text:style-name="T4">pkill</text:span></text:a><text:span text:style-name="T6"> <text:s text:c="3"/>Kill processes by name</text:span></text:p>
      <text:p text:style-name="P10"><text:a xlink:type="simple" xlink:href="http://ss64.com/bash/date.html"><text:span text:style-name="T4">date</text:span></text:a><text:span text:style-name="T6"> <text:s text:c="4"/>Display or change the date &amp; time</text:span></text:p>
      <text:p text:style-name="P12"><text:a xlink:type="simple" xlink:href="http://ss64.com/bash/passwd.html"><text:span text:style-name="T11">passwd</text:span></text:a><text:span text:style-name="T7"> <text:s text:c="2"/>Modify a user password</text:span><text:span text:style-name="T9"> </text:span></text:p>
      <text:p text:style-name="P12"><text:span text:style-name="T6">wget <text:s text:c="4"/>Retrieve web pages or files via HTTP, HTTPS or FTP</text:span></text:p>
      <text:p text:style-name="P10"><text:a xlink:type="simple" xlink:href="http://ss64.com/bash/curl.html"><text:span text:style-name="T4">curl</text:span></text:a><text:span text:style-name="T6"> <text:s text:c="4"/>Transfer data <text:s/>from or to a server</text:span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10:11.457660533</meta:creation-date>
    <dc:date>2016-11-17T13:53:10.878051988</dc:date>
    <meta:editing-duration>PT1H42M2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211" meta:character-count="1295" meta:non-whitespace-character-count="1002"/>
  </office:meta>
</office:document-meta>
</file>